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formula="of:=[.C2]*[.C3]" office:value-type="float" office:value="3337" calcext:value-type="float">
            <text:p>33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i(n)</text:p>
          </table:table-cell>
          <table:table-cell table:formula="of:=([.C2]-1)*([.C3]-1)" office:value-type="float" office:value="3220" calcext:value-type="float">
            <text:p>3220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([.C7]*[.C6]+1)/[.C8]" office:value-type="float" office:value="2147" calcext:value-type="float">
            <text:p>21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e*d</text:p>
          </table:table-cell>
          <table:table-cell table:formula="of:=[.C8]*[.C10]" office:value-type="float" office:value="6441" calcext:value-type="float">
            <text:p>6441</text:p>
          </table:table-cell>
        </table:table-row>
        <table:table-row table:style-name="ro1">
          <table:table-cell/>
          <table:table-cell office:value-type="string" calcext:value-type="string">
            <text:p>(e*d)mod fi(n)</text:p>
          </table:table-cell>
          <table:table-cell table:formula="of:=MOD([.C12];[.C6])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m (шифруемый текст)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c (зашифрованный текст) = m^e mod n</text:p>
          </table:table-cell>
          <table:table-cell table:formula="of:=MOD([.C17]^[.C8]; [.C4])" office:value-type="float" office:value="2771" calcext:value-type="float">
            <text:p>2771</text:p>
          </table:table-cell>
        </table:table-row>
        <table:table-row table:style-name="ro1">
          <table:table-cell/>
          <table:table-cell office:value-type="string" calcext:value-type="string">
            <text:p>x (расшифрованный текст) = c^d mod n</text:p>
          </table:table-cell>
          <table:table-cell table:formula="of:=MOD([.C18]^[.C10]; [.C4])" office:value-type="string" office:string-value="" calcext:value-type="error">
            <text:p>#ЧИСЛО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4T20:41:37.467000000</dc:date>
    <meta:editing-duration>PT17M37S</meta:editing-duration>
    <meta:editing-cycles>2</meta:editing-cycles>
    <meta:generator>LibreOffice/7.1.5.2$Windows_X86_64 LibreOffice_project/85f04e9f809797b8199d13c421bd8a2b025d52b5</meta:generator>
    <meta:document-statistic meta:table-count="1" meta:cell-count="24" meta:object-count="0"/>
  </office:meta>
</office:document-meta>
</file>